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7"/>
    <style:style style:name="ce1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 - benzen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>
            <text:p>Benzene, Bluegene/P, X10 2.1 (SVN HEAD) </text:p>
          </table:table-cell>
          <table:table-cell table:style-name="ce4"/>
          <table:table-cell table:style-name="ce7"/>
          <table:table-cell table:style-name="ce4" office:value-type="float" office:value="576">
            <text:p>576.0</text:p>
          </table:table-cell>
          <table:table-cell table:style-name="ce10"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5</text:p>
          </table:table-cell>
          <table:table-cell table:style-name="ce4"/>
          <table:table-cell table:style-name="ce7"/>
          <table:table-cell table:style-name="ce4" office:value-type="string">
            <text:p>6 cycles</text:p>
          </table:table-cell>
          <table:table-cell table:style-name="ce10" office:value-type="string">
            <text:p>12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style-name="ce4"/>
          <table:table-cell table:style-name="ce7"/>
          <table:table-cell table:style-name="ce4" office:value-type="float" office:value="-227.89111905">
            <text:p>-227.9</text:p>
          </table:table-cell>
          <table:table-cell table:style-name="ce10"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Per cycle</text:p>
          </table:table-cell>
          <table:covered-table-cell table:style-name="ce7"/>
          <table:table-cell table:style-name="ce9" office:value-type="string" table:number-columns-spanned="2" table:number-rows-spanned="1">
            <text:p>Total time</text:p>
          </table:table-cell>
          <table:covered-table-cell table:style-name="ce10"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8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4" office:value-type="float" office:value="5.72">
            <text:p>5.7</text:p>
          </table:table-cell>
          <table:table-cell table:style-name="ce7" office:value-type="float" office:value="5.03">
            <text:p>5.03</text:p>
          </table:table-cell>
          <table:table-cell table:style-name="ce4" office:value-type="float" office:value="42.6">
            <text:p>42.6</text:p>
          </table:table-cell>
          <table:table-cell table:style-name="ce4" office:value-type="float" office:value="97.5">
            <text:p>97.5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4" office:value-type="float" office:value="5.18">
            <text:p>5.2</text:p>
          </table:table-cell>
          <table:table-cell table:style-name="ce7" office:value-type="float" office:value="3.13">
            <text:p>3.13</text:p>
          </table:table-cell>
          <table:table-cell table:style-name="ce4" office:value-type="float" office:value="24.8">
            <text:p>24.8</text:p>
          </table:table-cell>
          <table:table-cell table:style-name="ce4" office:value-type="float" office:value="71.4">
            <text:p>71.4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float" office:value="6.04">
            <text:p>6.0</text:p>
          </table:table-cell>
          <table:table-cell table:style-name="ce7" office:value-type="float" office:value="2.96">
            <text:p>2.96</text:p>
          </table:table-cell>
          <table:table-cell table:style-name="ce4" office:value-type="float" office:value="27.4">
            <text:p>27.4</text:p>
          </table:table-cell>
          <table:table-cell table:style-name="ce10" office:value-type="float" office:value="68.4">
            <text:p>68.4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8.13">
            <text:p>8.1</text:p>
          </table:table-cell>
          <table:table-cell table:style-name="ce7" office:value-type="float" office:value="3.88">
            <text:p>3.88</text:p>
          </table:table-cell>
          <table:table-cell table:style-name="ce4" office:value-type="float" office:value="31.6">
            <text:p>31.6</text:p>
          </table:table-cell>
          <table:table-cell table:style-name="ce10" office:value-type="float" office:value="80.3">
            <text:p>80.3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4.8">
            <text:p>14.8</text:p>
          </table:table-cell>
          <table:table-cell table:style-name="ce7" office:value-type="float" office:value="6.15">
            <text:p>6.15</text:p>
          </table:table-cell>
          <table:table-cell table:style-name="ce4" office:value-type="float" office:value="50.1">
            <text:p>50.1</text:p>
          </table:table-cell>
          <table:table-cell table:style-name="ce10" office:value-type="float" office:value="109.7">
            <text:p>109.7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20.5">
            <text:p>20.5</text:p>
          </table:table-cell>
          <table:table-cell table:style-name="ce7" office:value-type="float" office:value="11.6">
            <text:p>11.60</text:p>
          </table:table-cell>
          <table:table-cell table:style-name="ce4" office:value-type="float" office:value="85.9">
            <text:p>85.9</text:p>
          </table:table-cell>
          <table:table-cell table:style-name="ce10" office:value-type="float" office:value="180.8">
            <text:p>180.8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8.8">
            <text:p>38.8</text:p>
          </table:table-cell>
          <table:table-cell table:style-name="ce7" office:value-type="float" office:value="22.6">
            <text:p>22.60</text:p>
          </table:table-cell>
          <table:table-cell table:style-name="ce4" office:value-type="float" office:value="138">
            <text:p>138.0</text:p>
          </table:table-cell>
          <table:table-cell table:style-name="ce10" office:value-type="float" office:value="323.6">
            <text:p>323.6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53">
            <text:p>53.0</text:p>
          </table:table-cell>
          <table:table-cell table:style-name="ce7" office:value-type="float" office:value="42.6">
            <text:p>42.60</text:p>
          </table:table-cell>
          <table:table-cell table:style-name="ce4" office:value-type="float" office:value="227">
            <text:p>227.0</text:p>
          </table:table-cell>
          <table:table-cell table:style-name="ce10" office:value-type="string">
            <text:p>Crashed (8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60.5">
            <text:p>60.5</text:p>
          </table:table-cell>
          <table:table-cell table:style-name="ce7" office:value-type="float" office:value="69.9">
            <text:p>69.90</text:p>
          </table:table-cell>
          <table:table-cell table:style-name="ce4" office:value-type="float" office:value="429.7">
            <text:p>429.7</text:p>
          </table:table-cell>
          <table:table-cell table:style-name="ce10" office:value-type="string">
            <text:p>Crashed (4)</text:p>
          </table:table-cell>
        </table:table-row>
        <table:table-row table:style-name="ro1">
          <table:table-cell>
            <draw:frame table:end-cell-address="'Blue Gene scaling - benzene'.I33" table:end-x="2.214cm" table:end-y="0.003cm" draw:z-index="0" draw:style-name="gr1" svg:width="18.375cm" svg:height="7.833cm" svg:x="0.22cm" svg:y="0.267cm">
              <draw:object draw:notify-on-update-of-ranges="'Blue Gene scaling - benzene'.A6:'Blue Gene scaling - benzene'.A14 'Blue Gene scaling - benzene'.B5:'Blue Gene scaling - benzene'.B5 'Blue Gene scaling - benzene'.B6:'Blue Gene scaling - benzene'.B14 'Blue Gene scaling - benzene'.A6:'Blue Gene scaling - benzene'.A14 'Blue Gene scaling - benzene'.C5:'Blue Gene scaling - benzene'.C5 'Blue Gene scaling - benzene'.C6:'Blue Gene scaling - benzene'.C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65521">
          <table:table-cell/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lue Gene scaling - aspiri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>
            <text:p>Benzene, Bluegene/P, X10 2.1 (SVN HEAD) </text:p>
          </table:table-cell>
          <table:table-cell table:style-name="ce4"/>
          <table:table-cell table:style-name="ce7"/>
          <table:table-cell table:style-name="ce4" office:value-type="float" office:value="2209">
            <text:p>2209.0</text:p>
          </table:table-cell>
          <table:table-cell table:style-name="ce10" office:value-type="float" office:value="6560">
            <text:p>6560.0</text:p>
          </table:table-cell>
        </table:table-row>
        <table:table-row table:style-name="ro1">
          <table:table-cell office:value-type="string">
            <text:p>G Matrix scheme 5</text:p>
          </table:table-cell>
          <table:table-cell table:style-name="ce4"/>
          <table:table-cell table:style-name="ce7"/>
          <table:table-cell table:style-name="ce4" office:value-type="string">
            <text:p>6 cycles</text:p>
          </table:table-cell>
          <table:table-cell table:style-name="ce10"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style-name="ce4"/>
          <table:table-cell table:style-name="ce7"/>
          <table:table-cell table:style-name="ce4" office:value-type="float" office:value="-227.89111905">
            <text:p>-227.9</text:p>
          </table:table-cell>
          <table:table-cell table:style-name="ce10"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Per cycle</text:p>
          </table:table-cell>
          <table:covered-table-cell table:style-name="ce7"/>
          <table:table-cell table:style-name="ce9" office:value-type="string" table:number-columns-spanned="2" table:number-rows-spanned="1">
            <text:p>Total time</text:p>
          </table:table-cell>
          <table:covered-table-cell table:style-name="ce10"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8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4" office:value-type="float" office:value="5.72">
            <text:p>5.7</text:p>
          </table:table-cell>
          <table:table-cell table:style-name="ce7"/>
          <table:table-cell table:style-name="ce4" office:value-type="float" office:value="42.6">
            <text:p>42.6</text:p>
          </table:table-cell>
          <table:table-cell table:style-name="ce4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4" office:value-type="float" office:value="5.18">
            <text:p>5.2</text:p>
          </table:table-cell>
          <table:table-cell table:style-name="ce7"/>
          <table:table-cell table:style-name="ce4" office:value-type="float" office:value="24.8">
            <text:p>24.8</text:p>
          </table:table-cell>
          <table:table-cell table:style-name="ce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float" office:value="6.04">
            <text:p>6.0</text:p>
          </table:table-cell>
          <table:table-cell table:style-name="ce7"/>
          <table:table-cell table:style-name="ce4" office:value-type="float" office:value="27.4">
            <text:p>27.4</text:p>
          </table:table-cell>
          <table:table-cell table:style-name="ce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8.13">
            <text:p>8.1</text:p>
          </table:table-cell>
          <table:table-cell table:style-name="ce7"/>
          <table:table-cell table:style-name="ce4" office:value-type="float" office:value="31.6">
            <text:p>31.6</text:p>
          </table:table-cell>
          <table:table-cell table:style-name="ce1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71.8">
            <text:p>71.8</text:p>
          </table:table-cell>
          <table:table-cell table:style-name="ce7"/>
          <table:table-cell table:style-name="ce4" office:value-type="float" office:value="50.1">
            <text:p>50.1</text:p>
          </table:table-cell>
          <table:table-cell table:style-name="ce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130.8">
            <text:p>130.8</text:p>
          </table:table-cell>
          <table:table-cell table:style-name="ce7"/>
          <table:table-cell table:style-name="ce4" office:value-type="float" office:value="85.9">
            <text:p>85.9</text:p>
          </table:table-cell>
          <table:table-cell table:style-name="ce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240">
            <text:p>240.0</text:p>
          </table:table-cell>
          <table:table-cell table:style-name="ce7"/>
          <table:table-cell table:style-name="ce4" office:value-type="string">
            <text:p>Crashed (2)</text:p>
          </table:table-cell>
          <table:table-cell table:style-name="ce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456">
            <text:p>456.0</text:p>
          </table:table-cell>
          <table:table-cell table:style-name="ce7"/>
          <table:table-cell table:style-name="ce4" office:value-type="string">
            <text:p>Crashed (1)</text:p>
          </table:table-cell>
          <table:table-cell table:style-name="ce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891.9">
            <text:p>891.9</text:p>
          </table:table-cell>
          <table:table-cell table:style-name="ce7"/>
          <table:table-cell table:style-name="ce4" office:value-type="string">
            <text:p>Crashed (1)</text:p>
          </table:table-cell>
          <table:table-cell table:style-name="ce10"/>
        </table:table-row>
        <table:table-row table:style-name="ro1">
          <table:table-cell>
            <draw:frame table:end-cell-address="'Blue Gene scaling - aspirin'.I33" table:end-x="2.214cm" table:end-y="0.003cm" draw:z-index="0" draw:style-name="gr1" svg:width="18.375cm" svg:height="7.833cm" svg:x="0.22cm" svg:y="0.267cm">
              <draw:object draw:notify-on-update-of-ranges="'Blue Gene scaling - benzene'.A6:'Blue Gene scaling - benzene'.A14 'Blue Gene scaling - benzene'.B5:'Blue Gene scaling - benzene'.B5 'Blue Gene scaling - benzene'.B6:'Blue Gene scaling - benzene'.B14 'Blue Gene scaling - benzene'.A6:'Blue Gene scaling - benzene'.A14 'Blue Gene scaling - benzene'.C5:'Blue Gene scaling - benzene'.C5 'Blue Gene scaling - benzene'.C6:'Blue Gene scaling - benzene'.C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65521">
          <table:table-cell/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1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28/09/2010</text:date>, <text:time>21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9-28T21:48:13</dc:date>
    <meta:print-date>2010-08-05T14:31:33</meta:print-date>
    <meta:editing-cycles>231</meta:editing-cycles>
    <meta:editing-duration>PT1222H24M29S</meta:editing-duration>
    <dc:creator>Josh Milthorpe</dc:creator>
    <meta:document-statistic meta:table-count="6" meta:cell-count="35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xlink:href=".." chart:class="chart:scatter" chart:style-name="ch1">
        <chart:legend chart:legend-position="end" svg:x="18.893cm" svg:y="6.987cm" chart:style-name="ch2"/>
        <chart:plot-area chart:style-name="ch3" table:cell-range-address="Sheet3.B2:Sheet3.C11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3.C2:Sheet3.C2"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B3:Sheet3.B11">10</text:p>
              </table:table-cell>
              <table:table-cell office:value-type="float" office:value="0.016">
                <text:p text:id="Sheet3.C3:Sheet3.C11"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xlink:href="..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B2:Sheet4.B4">1</text:p>
              </table:table-cell>
              <table:table-cell office:value-type="float" office:value="26.4">
                <text:p text:id="Sheet4.C2:Sheet4.C4">26.4</text:p>
              </table:table-cell>
              <table:table-cell office:value-type="float" office:value="45.04">
                <text:p text:id="Sheet4.C8:Sheet4.C10"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6cm" svg:height="7.834cm" xlink:href=".." chart:class="chart:scatter" chart:style-name="ch1">
        <chart:legend chart:legend-position="end" svg:x="15.236cm" svg:y="3.446cm" chart:style-name="ch2"/>
        <chart:plot-area chart:style-name="ch3" table:cell-range-address="'Blue Gene scaling - benzene'.A5:'Blue Gene scaling - benzene'.C14" chart:data-source-has-labels="row" svg:x="0.363cm" svg:y="0.154cm" svg:width="14.504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 - benzene'.B6:'Blue Gene scaling - benzene'.B14" chart:label-cell-address="'Blue Gene scaling - benzene'.B5:'Blue Gene scaling - benzene'.B5" chart:class="chart:scatter">
            <chart:domain table:cell-range-address="'Blue Gene scaling - benzene'.A6:'Blue Gene scaling - benzene'.A14"/>
            <chart:data-point chart:repeated="9"/>
          </chart:series>
          <chart:series chart:style-name="ch8" chart:values-cell-range-address="'Blue Gene scaling - benzene'.C6:'Blue Gene scaling - benzene'.C14" chart:label-cell-address="'Blue Gene scaling - benzene'.C5:'Blue Gene scaling - benzene'.C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 - benzene'.B5:'Blue Gene scaling - benzene'.B5">sto-3g</text:p>
              </table:table-cell>
              <table:table-cell office:value-type="string">
                <text:p text:id="'Blue Gene scaling - benzene'.C5:'Blue Gene scaling - benzene'.C5">3-21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 - benzene'.A6:'Blue Gene scaling - benzene'.A14">256</text:p>
              </table:table-cell>
              <table:table-cell office:value-type="float" office:value="5.72">
                <text:p text:id="'Blue Gene scaling - benzene'.B6:'Blue Gene scaling - benzene'.B14">5.72</text:p>
              </table:table-cell>
              <table:table-cell office:value-type="float" office:value="5.03">
                <text:p text:id="'Blue Gene scaling - benzene'.C6:'Blue Gene scaling - benzene'.C14">5.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5.18">
                <text:p>5.18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13">
                <text:p>8.1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5">
                <text:p>60.5</text:p>
              </table:table-cell>
              <table:table-cell office:value-type="float" office:value="69.9">
                <text:p>6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6cm" svg:height="7.834cm" xlink:href=".." chart:class="chart:scatter" chart:style-name="ch1">
        <chart:legend chart:legend-position="end" svg:x="15.236cm" svg:y="3.446cm" chart:style-name="ch2"/>
        <chart:plot-area chart:style-name="ch3" table:cell-range-address="'Blue Gene scaling - benzene'.A5:'Blue Gene scaling - benzene'.C14" chart:data-source-has-labels="row" svg:x="0.363cm" svg:y="0.154cm" svg:width="14.504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 - benzene'.B6:'Blue Gene scaling - benzene'.B14" chart:label-cell-address="'Blue Gene scaling - benzene'.B5:'Blue Gene scaling - benzene'.B5" chart:class="chart:scatter">
            <chart:domain table:cell-range-address="'Blue Gene scaling - benzene'.A6:'Blue Gene scaling - benzene'.A14"/>
            <chart:data-point chart:repeated="9"/>
          </chart:series>
          <chart:series chart:style-name="ch8" chart:values-cell-range-address="'Blue Gene scaling - benzene'.C6:'Blue Gene scaling - benzene'.C14" chart:label-cell-address="'Blue Gene scaling - benzene'.C5:'Blue Gene scaling - benzene'.C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 - benzene'.B5:'Blue Gene scaling - benzene'.B5">sto-3g</text:p>
              </table:table-cell>
              <table:table-cell office:value-type="string">
                <text:p text:id="'Blue Gene scaling - benzene'.C5:'Blue Gene scaling - benzene'.C5">3-21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 - benzene'.A6:'Blue Gene scaling - benzene'.A14">256</text:p>
              </table:table-cell>
              <table:table-cell office:value-type="float" office:value="5.72">
                <text:p text:id="'Blue Gene scaling - benzene'.B6:'Blue Gene scaling - benzene'.B14">5.72</text:p>
              </table:table-cell>
              <table:table-cell office:value-type="float" office:value="5.03">
                <text:p text:id="'Blue Gene scaling - benzene'.C6:'Blue Gene scaling - benzene'.C14">5.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5.18">
                <text:p>5.18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13">
                <text:p>8.1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5">
                <text:p>60.5</text:p>
              </table:table-cell>
              <table:table-cell office:value-type="float" office:value="69.9">
                <text:p>6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